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1.65cm" fo:min-width="13.8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c9ba4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b7b3ca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 loext:decorative="false"/>
      <style:paragraph-properties style:writing-mode="lr-tb"/>
    </style:style>
    <style:style style:name="gr8" style:family="graphic" style:parent-style-name="standard">
      <style:graphic-properties draw:fill="solid" draw:fill-color="#ffde59" draw:textarea-horizontal-align="justify" draw:textarea-vertical-align="middle" draw:auto-grow-height="false" fo:min-height="2.92cm" fo:min-width="2.04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4cm" loext:decorative="false"/>
      <style:paragraph-properties style:writing-mode="lr-tb"/>
    </style:style>
    <style:style style:name="gr10" style:family="graphic" style:parent-style-name="standard">
      <style:graphic-properties draw:fill="solid" draw:fill-color="#ffb66c"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7bc65"/>
      <style:paragraph-properties fo:text-align="center" style:writing-mode="lr-tb"/>
    </style:style>
    <style:style style:name="P3" style:family="paragraph">
      <loext:graphic-properties draw:fill="solid" draw:fill-color="#ec9ba4"/>
      <style:paragraph-properties fo:text-align="center" style:writing-mode="lr-tb"/>
    </style:style>
    <style:style style:name="P4" style:family="paragraph">
      <loext:graphic-properties draw:fill="solid" draw:fill-color="#b7b3ca"/>
      <style:paragraph-properties fo:text-align="center" style:writing-mode="lr-tb"/>
    </style:style>
    <style:style style:name="P5" style:family="paragraph">
      <loext:graphic-properties draw:fill="solid" draw:fill-color="#b4c7dc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de59"/>
      <style:paragraph-properties fo:text-align="center"/>
    </style:style>
    <style:style style:name="P8" style:family="paragraph">
      <loext:graphic-properties draw:fill="solid" draw:fill-color="#ffb66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4.31cm" svg:height="1.9cm" svg:x="9.055cm" svg:y="12.03cm">
          <text:p text:style-name="P1">Backpla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27cm" draw:transform="rotate (1.5707963267949) translate (9.89cm 12.03cm)">
          <text:p text:style-name="P1">Slot 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27cm" draw:transform="rotate (1.5707963267949) translate (11.79cm 12.031cm)">
          <text:p text:style-name="P1">Slot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27cm" draw:transform="rotate (1.5707963267949) translate (13.69cm 12.032cm)">
          <text:p text:style-name="P1">Slot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27cm" draw:transform="rotate (1.5707963267949) translate (15.59cm 12.033cm)">
          <text:p text:style-name="P1">Slot 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27cm" draw:transform="rotate (1.5707963267949) translate (17.49cm 12.034cm)">
          <text:p text:style-name="P1">Slot 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27cm" draw:transform="rotate (1.5707963267949) translate (19.39cm 12.035cm)">
          <text:p text:style-name="P1">Slot 5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43cm" svg:height="0.962cm" svg:x="9.63cm" svg:y="7.875cm">
          <draw:text-box>
            <text:p>CPU</text:p>
          </draw:text-box>
        </draw:frame>
        <draw:frame draw:style-name="gr6" draw:text-style-name="P6" draw:layer="layout" svg:width="1.349cm" svg:height="0.962cm" svg:x="11.731cm" svg:y="7.875cm">
          <draw:text-box>
            <text:p>KV</text:p>
          </draw:text-box>
        </draw:frame>
        <draw:frame draw:style-name="gr7" draw:text-style-name="P6" draw:layer="layout" svg:width="1.632cm" svg:height="0.962cm" svg:x="13.532cm" svg:y="7.875cm">
          <draw:text-box>
            <text:p>Aud</text:p>
          </draw:text-box>
        </draw:frame>
        <draw:custom-shape draw:style-name="gr4" draw:text-style-name="P5" draw:layer="layout" svg:width="3.175cm" svg:height="1.27cm" draw:transform="rotate (1.5707963267949) translate (21.29cm 12.036cm)">
          <text:p text:style-name="P1">Slot 6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4cm" svg:height="3.17cm" svg:x="4.015cm" svg:y="10.7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444cm" svg:height="1.673cm" svg:x="4.111cm" svg:y="11.492cm">
          <draw:text-box>
            <text:p>PWR</text:p>
            <text:p>Supply</text:p>
          </draw:text-box>
        </draw:frame>
        <draw:custom-shape draw:style-name="gr10" draw:text-style-name="P8" draw:layer="layout" svg:width="1.905cm" svg:height="1.27cm" svg:x="9.239cm" svg:y="3.125cm">
          <text:p text:style-name="P1">KBD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5cm" svg:height="1.27cm" svg:x="11.739cm" svg:y="3.125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5cm" svg:height="1.27cm" svg:x="14.74cm" svg:y="3.105cm">
          <text:p text:style-name="P1">SPK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0.16cm" svg:y1="4.395cm" svg:x2="12.065cm" svg:y2="7.875cm">
          <text:p/>
        </draw:line>
        <draw:line draw:style-name="gr12" draw:text-style-name="P9" draw:layer="layout" svg:x1="12.7cm" svg:y1="7.875cm" svg:x2="12.7cm" svg:y2="4.395cm">
          <text:p/>
        </draw:line>
        <draw:line draw:style-name="gr13" draw:text-style-name="P9" draw:layer="layout" svg:x1="14.405cm" svg:y1="7.875cm" svg:x2="15.675cm" svg:y2="4.375cm">
          <text:p/>
        </draw:line>
        <draw:frame draw:style-name="gr14" draw:text-style-name="P6" draw:layer="layout" svg:width="1.702cm" svg:height="0.962cm" svg:x="9.76cm" svg:y="4.845cm">
          <draw:text-box>
            <text:p>PS2</text:p>
          </draw:text-box>
        </draw:frame>
        <draw:frame draw:style-name="gr14" draw:text-style-name="P6" draw:layer="layout" svg:width="2.196cm" svg:height="1.673cm" svg:x="11.774cm" svg:y="5.545cm">
          <draw:text-box>
            <text:p>Comp</text:p>
            <text:p><text:s text:c="2"/>Vid</text:p>
          </draw:text-box>
        </draw:frame>
        <draw:line draw:style-name="gr15" draw:text-style-name="P9" draw:layer="layout" svg:x1="6.555cm" svg:y1="12.465cm" svg:x2="9.055cm" svg:y2="12.465cm">
          <text:p/>
        </draw:line>
        <draw:line draw:style-name="gr15" draw:text-style-name="P9" draw:layer="layout" svg:x1="6.555cm" svg:y1="13.565cm" svg:x2="9.055cm" svg:y2="13.565cm">
          <text:p/>
        </draw:line>
        <draw:frame draw:style-name="gr14" draw:text-style-name="P6" draw:layer="layout" svg:width="1.279cm" svg:height="0.962cm" svg:x="7.02cm" svg:y="11.73cm">
          <draw:text-box>
            <text:p>5V</text:p>
          </draw:text-box>
        </draw:frame>
        <draw:frame draw:style-name="gr14" draw:text-style-name="P6" draw:layer="layout" svg:width="1.808cm" svg:height="0.962cm" svg:x="6.785cm" svg:y="12.8cm">
          <draw:text-box>
            <text:p>3.3V</text:p>
          </draw:text-box>
        </draw:frame>
        <draw:frame draw:style-name="gr14" draw:text-style-name="P6" draw:layer="layout" svg:width="2.479cm" svg:height="0.962cm" svg:x="14.205cm" svg:y="4.845cm">
          <draw:text-box>
            <text:p>Analog</text:p>
          </draw:text-box>
        </draw:frame>
        <draw:frame draw:style-name="gr14" draw:text-style-name="P11" draw:layer="layout" svg:width="11.463cm" svg:height="1.038cm" svg:x="7.865cm" svg:y="0.967cm">
          <draw:text-box>
            <text:p text:style-name="P10"><text:span text:style-name="T1">RetroComp System Block Diagram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5T18:25:19.233677700</meta:creation-date>
    <dc:date>2025-07-05T20:23:35.485356300</dc:date>
    <meta:editing-duration>PT50M16S</meta:editing-duration>
    <meta:editing-cycles>3</meta:editing-cycles>
    <meta:generator>LibreOffice/25.2.4.3$Windows_X86_64 LibreOffice_project/33e196637044ead23f5c3226cde09b47731f7e27</meta:generator>
    <meta:document-statistic meta:object-count="50"/>
  </office:meta>
</office:document-meta>
</file>